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7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5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0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2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93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-color="#ed1c24"/>
      <style:paragraph-properties fo:text-align="center"/>
    </style:style>
    <style:style style:name="P13" style:family="paragraph">
      <loext:graphic-properties draw:fill-color="#ffff38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8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9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/>
    </style:style>
    <style:style style:name="T6" style:family="text">
      <style:text-properties fo:color="#0066b3" loext:opacity="100%" fo:font-size="15pt" style:font-size-asian="15pt" style:font-size-complex="15pt"/>
    </style:style>
    <style:style style:name="T7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Objetivo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4cm" svg:height="12.027cm" svg:x="1.4cm" svg:y="1.373cm">
          <draw:text-box>
            <text:p>Ya tenemos todo lo necesario.</text:p>
            <text:p>Veamos paso a paso como resuelve el problema.</text:p>
            <text:p/>
            <text:p>Imaginemos que el tablero es un laberinto,</text:p>
            <text:p>y que queremos saber cual es el camino que va desde la entrada hasta la salida.</text:p>
            <text:p>Digamos que la entrada esta en la casilla A1,</text:p>
            <text:p>y que la salida esta en la casilla H8.</text:p>
            <text:p/>
            <text:p/>
            <text:p>Queremos saber,</text:p>
            <text:p>cual es el camino que lleva desde la entrada hasta la salida del laberinto ?</text:p>
            <text:p/>
          </draw:text-box>
        </draw:frame>
        <draw:frame draw:style-name="gr3" draw:text-style-name="P4" draw:layer="layout" svg:width="6.363cm" svg:height="6.376cm" svg:x="6.939cm" svg:y="17.4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4" draw:text-style-name="P5" draw:layer="layout" svg:width="1.679cm" svg:height="0.569cm" svg:x="11.103cm" svg:y="23.902cm">
          <draw:text-box>
            <text:p><text:span text:style-name="T3">(dibujo 5)</text:span></text:p>
          </draw:text-box>
        </draw:frame>
        <draw:custom-shape draw:style-name="gr5" draw:text-style-name="P6" draw:layer="layout" svg:width="0.6cm" svg:height="0.6cm" svg:x="7.302cm" svg:y="22.8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6cm" svg:x="12.202cm" svg:y="17.8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4cm" svg:height="0.8cm" svg:x="7.902cm" svg:y="24.001cm">
          <text:p text:style-name="P8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2.4cm" svg:height="0.8cm" svg:x="12.702cm" svg:y="19.001cm">
          <text:p text:style-name="P8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9" draw:text-style-name="P3" draw:layer="layout" svg:width="18.8cm" svg:height="5.4cm" svg:x="1.2cm" svg:y="1.4cm">
          <draw:text-box>
            <text:p>Como hemos dicho,</text:p>
            <text:p>El proceso atravesara por una serie de estados, desde el estado inicial hasta llegar al estado final.</text:p>
            <text:p>Por lo tanto el primer individuo que crearemos representara el estado inicial.</text:p>
            <text:p>El tablero de juego con una ficha en la posicion de salida, A1.</text:p>
          </draw:text-box>
        </draw:frame>
        <draw:frame draw:style-name="gr3" draw:text-style-name="P4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1.202cm" svg:y="13.301cm">
          <draw:text-box>
            <text:p><text:span text:style-name="T3">(dibujo 1)</text:span></text:p>
          </draw:text-box>
        </draw:frame>
        <draw:frame draw:style-name="gr11" draw:text-style-name="P3" draw:layer="layout" svg:width="18.7cm" svg:height="10.916cm" svg:x="1.3cm" svg:y="15.6cm">
          <draw:text-box>
            <text:p>La ficha esta en la entrada del laberinto.</text:p>
            <text:p/>
            <text:p>El individuo representa un estado del proceso.</text:p>
            <text:p>Y lo que esperamos de el no es que resuelva el problema, </text:p>
            <text:p>Sino que se reproduzca.</text:p>
            <text:p/>
            <text:p>Al reproducirse generara los siguientes estados posibles.</text:p>
            <text:p>Ese sera su trabajo.</text:p>
            <text:p/>
            <text:p>Si A1 tiene todos los hijos posibles, estos seran, A2, B2 y B1.</text:p>
            <text:p>Y estos hijos a su vez, </text:p>
            <text:p>Se reproduciran, generando otros estados del proceso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3" draw:text-style-name="P4" draw:layer="layout" svg:width="6.363cm" svg:height="6.376cm" svg:x="1.238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1.60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5.402cm" svg:y="7.701cm">
          <draw:text-box>
            <text:p><text:span text:style-name="T3">(dibujo 1)</text:span></text:p>
          </draw:text-box>
        </draw:frame>
        <draw:frame draw:style-name="gr3" draw:text-style-name="P4" draw:layer="layout" svg:width="6.363cm" svg:height="6.376cm" svg:x="13.637cm" svg:y="2.9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04cm" svg:y="7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0.6cm" svg:y="12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1.6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7.4cm" svg:y="9.5cm">
          <draw:text-box>
            <text:p><text:span text:style-name="T3">(dibujo 2)</text:span></text:p>
          </draw:text-box>
        </draw:frame>
        <draw:frame draw:style-name="gr4" draw:text-style-name="P5" draw:layer="layout" svg:width="1.679cm" svg:height="0.569cm" svg:x="14.601cm" svg:y="19.301cm">
          <draw:text-box>
            <text:p><text:span text:style-name="T3">(dibujo 3)</text:span></text:p>
          </draw:text-box>
        </draw:frame>
        <draw:frame draw:style-name="gr3" draw:text-style-name="P4" draw:layer="layout" svg:width="6.363cm" svg:height="6.376cm" svg:x="1.801cm" svg:y="18.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2.848cm" svg:y="2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5.902cm" svg:y="25.201cm">
          <draw:text-box>
            <text:p><text:span text:style-name="T3">(dibujo 4)</text:span></text:p>
          </draw:text-box>
        </draw:frame>
        <draw:custom-shape draw:style-name="gr12" draw:text-style-name="P13" draw:layer="layout" svg:width="3.8cm" svg:height="1.4cm" svg:x="8.8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3.8cm" svg:height="1.4cm" draw:transform="rotate (-0.759916356318332) translate (8.406cm 8.5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3.8cm" svg:height="1.4cm" draw:transform="rotate (-1.57131992557049) translate (6.102cm 10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0">
        <office:forms form:automatic-focus="false" form:apply-design-mode="false"/>
        <draw:frame draw:style-name="gr3" draw:text-style-name="P4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11.9cm" svg:height="10.916cm" svg:x="8.1cm" svg:y="1.4cm">
          <draw:text-box>
            <text:p>Digamos que tengo un tablero con una ficha colocada en la posición 'A1'.</text:p>
            <text:p>(dibujo 1)</text:p>
            <text:p>Y que este tablero está vivo.</text:p>
            <text:p>Y como está vivo, se reproducirá.</text:p>
            <text:p/>
            <text:p>Cuando pase el tiempo, tendrá hijos.</text:p>
            <text:p/>
          </draw:text-box>
        </draw:frame>
        <draw:frame draw:style-name="gr13" draw:text-style-name="P3" draw:layer="layout" svg:width="9.677cm" svg:height="5.939cm" svg:x="2.623cm" svg:y="16.7cm">
          <draw:text-box>
            <text:p>De modo que,</text:p>
            <text:p>si tiene todos los hijos posibles,</text:p>
            <text:p>sus hijos serán,</text:p>
            <text:p>'A2' (dibujo 2),</text:p>
            <text:p>'B2' (dibujo 3),</text:p>
            <text:p>y 'B1' (dibujo 4).</text:p>
            <text:p/>
          </draw:text-box>
        </draw:frame>
        <draw:frame draw:style-name="gr14" draw:text-style-name="P15" draw:layer="layout" svg:width="11.637cm" svg:height="8.783cm" svg:x="1.2cm" svg:y="8.417cm">
          <draw:text-box>
            <text:p text:style-name="P14">Sus hijos serán como el, un tablero con una ficha.</text:p>
            <text:p text:style-name="P14">Pero no deben ser iguales, </text:p>
            <text:p text:style-name="P14">así que la ficha estará en otra posición.</text:p>
            <text:p text:style-name="P14"/>
            <text:p text:style-name="P14">Digamos que la ficha solo puede moverse una casilla en cada generación </text:p>
            <text:p text:style-name="P14">En cualquier dirección, pero solo una casilla.</text:p>
            <text:p/>
          </draw:text-box>
        </draw:frame>
        <draw:frame draw:style-name="gr4" draw:text-style-name="P5" draw:layer="layout" svg:width="1.679cm" svg:height="0.569cm" svg:x="17.4cm" svg:y="15cm">
          <draw:text-box>
            <text:p><text:span text:style-name="T3">(dibujo 2)</text:span></text:p>
          </draw:text-box>
        </draw:frame>
        <draw:frame draw:style-name="gr4" draw:text-style-name="P5" draw:layer="layout" svg:width="1.679cm" svg:height="0.569cm" svg:x="16.601cm" svg:y="24.301cm">
          <draw:text-box>
            <text:p><text:span text:style-name="T3">(dibujo 3)</text:span></text:p>
          </draw:text-box>
        </draw:frame>
        <draw:frame draw:style-name="gr4" draw:text-style-name="P5" draw:layer="layout" svg:width="1.679cm" svg:height="0.569cm" svg:x="6.101cm" svg:y="28.001cm">
          <draw:text-box>
            <text:p><text:span text:style-name="T3">(dibujo 4)</text:span></text:p>
          </draw:text-box>
        </draw:frame>
        <draw:frame draw:style-name="gr4" draw:text-style-name="P5" draw:layer="layout" svg:width="1.679cm" svg:height="0.569cm" svg:x="5.401cm" svg:y="7.701cm">
          <draw:text-box>
            <text:p><text:span text:style-name="T3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0">
        <draw:frame draw:style-name="gr3" draw:text-style-name="P4" draw:layer="layout" svg:width="6.363cm" svg:height="6.376cm" svg:x="6.937cm" svg:y="14.0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5" draw:text-style-name="P3" draw:layer="layout" svg:width="18.4cm" svg:height="15.893cm" svg:x="1.4cm" svg:y="1.372cm">
          <draw:text-box>
            <text:p>Ahora voy a utilizar esta lógica para resolver problemas.</text:p>
            <text:p/>
            <text:p>Empecemos con un problema fácil, </text:p>
            <text:p>solo para ver como funciona.</text:p>
            <text:p/>
            <text:p>Digamos que el tablero de juego es un laberinto.</text:p>
            <text:p>Como los que salen en el diario del domingo.</text:p>
            <text:p>Quiero encontrar la solución, </text:p>
            <text:p>Y la pregunta es : </text:p>
            <text:p/>
            <text:p>¿ cual es el camino que me lleva desde la entrada hasta la salida ?</text:p>
            <text:p/>
            <text:p>Para hacerlo muy simple, no voy a poner paredes esta vez,</text:p>
            <text:p>solo voy a indicar cual es la entrada y cual es la salida.</text:p>
            <text:p/>
          </draw:text-box>
        </draw:frame>
        <draw:frame draw:style-name="gr4" draw:text-style-name="P5" draw:layer="layout" svg:width="1.679cm" svg:height="0.569cm" svg:x="11.101cm" svg:y="20.501cm">
          <draw:text-box>
            <text:p><text:span text:style-name="T3">(dibujo 5)</text:span></text:p>
          </draw:text-box>
        </draw:frame>
        <draw:custom-shape draw:style-name="gr5" draw:text-style-name="P6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4cm" svg:height="0.8cm" svg:x="7.9cm" svg:y="20.6cm">
          <text:p text:style-name="P8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2.4cm" svg:height="0.8cm" svg:x="12.7cm" svg:y="15.6cm">
          <text:p text:style-name="P8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3" draw:layer="layout" svg:width="18.4cm" svg:height="2.384cm" svg:x="1.4cm" svg:y="24.2cm">
          <draw:text-box>
            <text:p>Diré que la entrada está en la casilla 'A1',</text:p>
            <text:p>y la salida está en la casilla 'H8',</text:p>
            <text:p>como en el dibujo 5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0">
        <draw:frame draw:style-name="gr3" draw:text-style-name="P4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6" draw:layer="layout" svg:width="18.2cm" svg:height="27.98cm" svg:x="1cm" svg:y="1.4cm">
          <draw:text-box>
            <text:p><text:span text:style-name="T5">Como resuelvo el problema ?</text:span></text:p>
            <text:p><text:span text:style-name="T5"/></text:p>
            <text:p><text:span text:style-name="T5">Muy fácil</text:span></text:p>
            <text:p><text:span text:style-name="T5">Creo un tablero con una ficha en la entrada del laberinto, 'A1' (dibujo 6)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Con mi toque mágico, lo doto de vida, y le llamo Adán</text:span></text:p>
            <text:p><text:span text:style-name="T5"><text:s/></text:span></text:p>
            <text:p><text:span text:style-name="T5">Y le digo: </text:span></text:p>
            <text:p><text:span text:style-name="T5"/></text:p>
            <text:p><text:span text:style-name="T5">- que viva una larga vida</text:span></text:p>
            <text:p><text:span text:style-name="T5">- que no piense en nada y solo haga lo que quiera hacer</text:span></text:p>
            <text:p><text:span text:style-name="T5">- que tenga tantos hijos como pueda</text:span></text:p>
            <text:p><text:span text:style-name="T5">- y que igual hagan sus hijos</text:span></text:p>
            <text:p><text:span text:style-name="T5">- y los hijos de sus hijos</text:span></text:p>
            <text:p><text:span text:style-name="T5">- por toda la eternidad</text:span></text:p>
            <text:p><text:span text:style-name="T5"/></text:p>
            <text:p><text:span text:style-name="T5">No importa que el sepa cual es el problema que debo resolver, solo debe vivir, disfrutar, y nada mas.</text:span></text:p>
            <text:p><text:span text:style-name="T5">Esta vida es un regalo que yo le hago,</text:span></text:p>
            <text:p><text:span text:style-name="T5">solo con una condición</text:span></text:p>
            <text:p><text:span text:style-name="T5"/></text:p>
            <text:p><text:span text:style-name="T5">Si alguno de sus descendientes esta posicionado en la casilla 'H8' (la salida), debe hacérmelo saber.</text:span></text:p>
            <text:p><text:span text:style-name="T5"/></text:p>
            <text:p><text:span text:style-name="T5">Y entonces, </text:span></text:p>
            <text:p><text:span text:style-name="T5"><text:tab/></text:span><text:span text:style-name="T5"><text:tab/></text:span><text:span text:style-name="T5"><text:tab/></text:span><text:span text:style-name="T5">sucede lo siguiente ...</text:span></text:p>
            <text:p><text:span text:style-name="T5"/></text:p>
          </draw:text-box>
        </draw:frame>
        <draw:frame draw:style-name="gr4" draw:text-style-name="P5" draw:layer="layout" svg:width="1.679cm" svg:height="0.569cm" svg:x="12.701cm" svg:y="11.901cm">
          <draw:text-box>
            <text:p><text:span text:style-name="T3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draw:frame draw:style-name="gr3" draw:text-style-name="P4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6" draw:layer="layout" svg:width="10.8cm" svg:height="3.095cm" svg:x="1cm" svg:y="1.4cm">
          <draw:text-box>
            <text:p><text:span text:style-name="T5">Si ‘A1’ tiene todos los hijos posibles, </text:span></text:p>
            <text:p><text:span text:style-name="T5">estos ocuparían las posiciones (marcadas con X)</text:span></text:p>
            <text:p><text:span text:style-name="T5">que se muestran en el dibujo 7.</text:span></text:p>
          </draw:text-box>
        </draw:frame>
        <draw:frame draw:style-name="gr4" draw:text-style-name="P5" draw:layer="layout" svg:width="1.679cm" svg:height="0.569cm" svg:x="6.501cm" svg:y="11.101cm">
          <draw:text-box>
            <text:p><text:span text:style-name="T3">(dibujo 7)</text:span></text:p>
          </draw:text-box>
        </draw:frame>
        <draw:frame draw:style-name="gr19" draw:text-style-name="P17" draw:layer="layout" svg:width="0.853cm" svg:height="0.839cm" svg:x="2.647cm" svg:y="9.1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8cm" svg:y="9.1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3.348cm" svg:y="9.8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7.202cm" svg:y="14.001cm">
          <draw:text-box>
            <text:p><text:span text:style-name="T3">(dibujo 8)</text:span></text:p>
          </draw:text-box>
        </draw:frame>
        <draw:frame draw:style-name="gr20" draw:text-style-name="P16" draw:layer="layout" svg:width="9.202cm" svg:height="1.673cm" svg:x="10.2cm" svg:y="5.4cm">
          <draw:text-box>
            <text:p><text:span text:style-name="T5">Entonces, entre ellos nace ‘B2’</text:span></text:p>
            <text:p><text:span text:style-name="T5">(dibujo 8)</text:span></text:p>
          </draw:text-box>
        </draw:frame>
        <draw:custom-shape draw:style-name="gr21" draw:text-style-name="P19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6" draw:layer="layout" svg:width="10.8cm" svg:height="5.195cm" svg:x="1cm" svg:y="13cm">
          <draw:text-box>
            <text:p><text:span text:style-name="T5">Ahora que ‘B2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9.</text:span></text:p>
          </draw:text-box>
        </draw:frame>
        <draw:frame draw:style-name="gr4" draw:text-style-name="P5" draw:layer="layout" svg:width="1.679cm" svg:height="0.569cm" svg:x="6.501cm" svg:y="24.801cm">
          <draw:text-box>
            <text:p><text:span text:style-name="T3">(dibujo 9)</text:span></text:p>
          </draw:text-box>
        </draw:frame>
        <draw:frame draw:style-name="gr19" draw:text-style-name="P17" draw:layer="layout" svg:width="0.853cm" svg:height="0.839cm" svg:x="2.647cm" svg:y="22.8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8cm" svg:y="22.1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3.348cm" svg:y="23.5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17.202cm" svg:y="27.701cm">
          <draw:text-box>
            <text:p><text:span text:style-name="T3">(dibujo 10)</text:span></text:p>
          </draw:text-box>
        </draw:frame>
        <draw:frame draw:style-name="gr25" draw:text-style-name="P16" draw:layer="layout" svg:width="9.235cm" svg:height="1.673cm" svg:x="10.2cm" svg:y="19.1cm">
          <draw:text-box>
            <text:p><text:span text:style-name="T5">Entonces, entre ellos nace ‘C3’</text:span></text:p>
            <text:p><text:span text:style-name="T5">(dibujo 10)</text:span></text:p>
          </draw:text-box>
        </draw:frame>
        <draw:custom-shape draw:style-name="gr21" draw:text-style-name="P19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0.853cm" svg:height="0.839cm" svg:x="4.0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23.5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22.8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2.6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2.649cm" svg:y="23.502cm">
          <draw:text-box>
            <text:p><text:span text:style-name="T6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draw:frame draw:style-name="gr3" draw:text-style-name="P4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6" draw:layer="layout" svg:width="10.8cm" svg:height="5.195cm" svg:x="1cm" svg:y="1cm">
          <draw:text-box>
            <text:p><text:span text:style-name="T5">Y ahora que ‘C3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26" draw:text-style-name="P5" draw:layer="layout" svg:width="1.814cm" svg:height="0.569cm" svg:x="6.501cm" svg:y="12.801cm">
          <draw:text-box>
            <text:p><text:span text:style-name="T3">(dibujo 11)</text:span></text:p>
          </draw:text-box>
        </draw:frame>
        <draw:frame draw:style-name="gr19" draw:text-style-name="P17" draw:layer="layout" svg:width="0.853cm" svg:height="0.839cm" svg:x="3.347cm" svg:y="10.1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8cm" svg:y="9.4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4.048cm" svg:y="10.8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17.202cm" svg:y="15.701cm">
          <draw:text-box>
            <text:p><text:span text:style-name="T3">(dibujo 12)</text:span></text:p>
          </draw:text-box>
        </draw:frame>
        <draw:frame draw:style-name="gr25" draw:text-style-name="P16" draw:layer="layout" svg:width="9.235cm" svg:height="1.673cm" svg:x="10.2cm" svg:y="7.1cm">
          <draw:text-box>
            <text:p><text:span text:style-name="T5">Entonces, entre ellos nace ‘D4’</text:span></text:p>
            <text:p><text:span text:style-name="T5">(dibujo 12)</text:span></text:p>
          </draw:text-box>
        </draw:frame>
        <draw:custom-shape draw:style-name="gr21" draw:text-style-name="P19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0.853cm" svg:height="0.839cm" svg:x="4.7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9cm" svg:y="10.8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9cm" svg:y="10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10.802cm">
          <draw:text-box>
            <text:p><text:span text:style-name="T6">X</text:span></text:p>
          </draw:text-box>
        </draw:frame>
        <draw:frame draw:style-name="gr27" draw:text-style-name="P3" draw:layer="layout" svg:width="9.6cm" svg:height="3.806cm" svg:x="1.4cm" svg:y="15.1cm">
          <draw:text-box>
            <text:p>Si repetimos este razonamiento una y otra vez, </text:p>
            <text:p>en algún momento, </text:p>
            <text:p><text:tab/>nacerá ‘H8’ (dibujo 13)</text:p>
          </draw:text-box>
        </draw:frame>
        <draw:frame draw:style-name="gr3" draw:text-style-name="P4" draw:layer="layout" svg:width="6.363cm" svg:height="6.376cm" svg:x="1.939cm" svg:y="18.9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7.30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6.103cm" svg:y="25.401cm">
          <draw:text-box>
            <text:p><text:span text:style-name="T3">(dibujo 13)</text:span></text:p>
          </draw:text-box>
        </draw:frame>
        <draw:frame draw:style-name="gr28" draw:text-style-name="P3" draw:layer="layout" svg:width="10.438cm" svg:height="4.517cm" svg:x="9.7cm" svg:y="19.8cm">
          <draw:text-box>
            <text:p>Si ahora yo pregunto:</text:p>
            <text:p>-”H8, dime</text:p>
            <text:p><text:s/>¿ quienes son tus antepasados ?”-</text:p>
            <text:p/>
            <text:p>El responde:</text:p>
            <text:p>-”A1-B2-C3-D4-E5-F6-G7-H8”-</text:p>
          </draw:text-box>
        </draw:frame>
        <draw:frame draw:style-name="gr29" draw:text-style-name="P3" draw:layer="layout" svg:width="18.388cm" svg:height="1.673cm" svg:x="1.5cm" svg:y="26.6cm">
          <draw:text-box>
            <text:p>Y esa es la respuesta al problema,</text:p>
            <text:p>el camino que va desde la entrada, hasta la salida del laberinto.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draw:frame draw:style-name="gr30" draw:text-style-name="P16" draw:layer="layout" svg:width="18.8cm" svg:height="20.87cm" svg:x="1cm" svg:y="1.001cm">
          <draw:text-box>
            <text:p><text:span text:style-name="T5">Que ha sucedido ?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odríamos decir que el problema se ha resuelto solo.</text:span></text:p>
            <text:p><text:span text:style-name="T5"/></text:p>
            <text:p><text:span text:style-name="T5">Nadie ha pensado.</text:span></text:p>
            <text:p><text:span text:style-name="T5"/></text:p>
            <text:p><text:span text:style-name="T5">No se ha utilizado un cerebro para resolver el problema.</text:span></text:p>
            <text:p><text:span text:style-name="T5"/></text:p>
            <text:p><text:span text:style-name="T5">Ninguno de los individuos involucrados en la resolución </text:span></text:p>
            <text:p><text:span text:style-name="T5">conocía el problema que queríamos resolver,</text:span></text:p>
            <text:p><text:span text:style-name="T5">y ninguno de ellos tenía un cerebro.</text:span></text:p>
            <text:p><text:span text:style-name="T5"/></text:p>
            <text:p><text:span text:style-name="T5">Solo es reproducció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iénsalo unos días.</text:span></text:p>
            <text:p><text:span text:style-name="T5">La próxima semana empezaremos a sacar conclusiones.</text:span></text:p>
            <text:p><text:span text:style-name="T5"/></text:p>
            <text:p><text:span text:style-name="T5">Este sencillo experimento tiene muchas e importantes implicaciones.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0-23T17:34:35.718000000</dc:date>
    <meta:editing-duration>PT3H26M36S</meta:editing-duration>
    <meta:editing-cycles>57</meta:editing-cycles>
    <meta:generator>LibreOffice/7.3.5.2$Windows_X86_64 LibreOffice_project/184fe81b8c8c30d8b5082578aee2fed2ea847c01</meta:generator>
    <meta:document-statistic meta:object-count="159"/>
  </office:meta>
</office:document-meta>
</file>